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439in" svg:y="2.4098in">
            <draw:object draw:notify-on-update-of-ranges="Sheet1.L21:Sheet1.L21 Sheet1.L22:Sheet1.L28 Sheet1.M21:Sheet1.M21 Sheet1.M22:Sheet1.M28 Sheet1.N21:Sheet1.N21 Sheet1.N22:Sheet1.N2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problem size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speedup</text:p>
          </table:table-cell>
          <table:table-cell/>
          <table:table-cell office:value-type="string" calcext:value-type="string">
            <text:p>efficiency</text:p>
          </table:table-cell>
          <table:table-cell/>
          <table:table-cell office:value-type="string" calcext:value-type="string">
            <text:p>Karp-flatt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SQRT([.A4])*200)*10" office:value-type="float" office:value="2000" calcext:value-type="float">
            <text:p>2000</text:p>
          </table:table-cell>
          <table:table-cell table:formula="of:=ROUND(SQRT([.A4])*800)*10" office:value-type="float" office:value="8000" calcext:value-type="float">
            <text:p>8000</text:p>
          </table:table-cell>
          <table:table-cell office:value-type="float" office:value="0.985896" calcext:value-type="float">
            <text:p>0.985896</text:p>
          </table:table-cell>
          <table:table-cell office:value-type="float" office:value="16.177893" calcext:value-type="float">
            <text:p>16.177893</text:p>
          </table:table-cell>
          <table:table-cell table:formula="of:=[.$A4]*[.D$4]/[.D4]" office:value-type="float" office:value="1" calcext:value-type="float">
            <text:p>1</text:p>
          </table:table-cell>
          <table:table-cell table:formula="of:=[.$A4]*[.E$4]/[.E4]" office:value-type="float" office:value="1" calcext:value-type="float">
            <text:p>1</text:p>
          </table:table-cell>
          <table:table-cell table:formula="of:=[.F4]/[.$A4]" office:value-type="float" office:value="1" calcext:value-type="float">
            <text:p>1</text:p>
          </table:table-cell>
          <table:table-cell table:formula="of:=[.G4]/[.$A4]" office:value-type="float" office:value="1" calcext:value-type="float">
            <text:p>1</text:p>
          </table:table-cell>
          <table:table-cell table:formula="of:=(1/[.F4]-1/[.$A4])/(1-1/[.$A4])" office:value-type="string" office:string-value="" calcext:value-type="error">
            <text:p>#DIV/0!</text:p>
          </table:table-cell>
          <table:table-cell table:formula="of:=(1/[.G4]-1/[.$A4])/(1-1/[.$A4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SQRT([.A5])*200)*10" office:value-type="float" office:value="2830" calcext:value-type="float">
            <text:p>2830</text:p>
          </table:table-cell>
          <table:table-cell table:formula="of:=ROUND(SQRT([.A5])*800)*10" office:value-type="float" office:value="11310" calcext:value-type="float">
            <text:p>11310</text:p>
          </table:table-cell>
          <table:table-cell office:value-type="float" office:value="1.066818" calcext:value-type="float">
            <text:p>1.066818</text:p>
          </table:table-cell>
          <table:table-cell office:value-type="float" office:value="16.368433" calcext:value-type="float">
            <text:p>16.368433</text:p>
          </table:table-cell>
          <table:table-cell table:formula="of:=[.$A5]*[.D$4]/[.D5]" office:value-type="float" office:value="1.84829277346277" calcext:value-type="float">
            <text:p>1.8482927735</text:p>
          </table:table-cell>
          <table:table-cell table:formula="of:=[.$A5]*[.E$4]/[.E5]" office:value-type="float" office:value="1.97671860220218" calcext:value-type="float">
            <text:p>1.9767186022</text:p>
          </table:table-cell>
          <table:table-cell table:formula="of:=[.F5]/[.$A5]" office:value-type="float" office:value="0.924146386731382" calcext:value-type="float">
            <text:p>0.9241463867</text:p>
          </table:table-cell>
          <table:table-cell table:formula="of:=[.G5]/[.$A5]" office:value-type="float" office:value="0.988359301101089" calcext:value-type="float">
            <text:p>0.9883593011</text:p>
          </table:table-cell>
          <table:table-cell table:formula="of:=(1/[.F5]-1/[.$A5])/(1-1/[.$A5])" office:value-type="float" office:value="0.0820796514033935" calcext:value-type="float">
            <text:p>0.0820796514</text:p>
          </table:table-cell>
          <table:table-cell table:formula="of:=(1/[.G5]-1/[.$A5])/(1-1/[.$A5])" office:value-type="float" office:value="0.0117778007309111" calcext:value-type="float">
            <text:p>0.011777800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SQRT([.A6])*200)*10" office:value-type="float" office:value="3460" calcext:value-type="float">
            <text:p>3460</text:p>
          </table:table-cell>
          <table:table-cell table:formula="of:=ROUND(SQRT([.A6])*800)*10" office:value-type="float" office:value="13860" calcext:value-type="float">
            <text:p>13860</text:p>
          </table:table-cell>
          <table:table-cell office:value-type="float" office:value="1.085511" calcext:value-type="float">
            <text:p>1.085511</text:p>
          </table:table-cell>
          <table:table-cell office:value-type="float" office:value="17.070391" calcext:value-type="float">
            <text:p>17.070391</text:p>
          </table:table-cell>
          <table:table-cell table:formula="of:=[.$A6]*[.D$4]/[.D6]" office:value-type="float" office:value="2.72469647935396" calcext:value-type="float">
            <text:p>2.7246964794</text:p>
          </table:table-cell>
          <table:table-cell table:formula="of:=[.$A6]*[.E$4]/[.E6]" office:value-type="float" office:value="2.84314981420168" calcext:value-type="float">
            <text:p>2.8431498142</text:p>
          </table:table-cell>
          <table:table-cell table:formula="of:=[.F6]/[.$A6]" office:value-type="float" office:value="0.908232159784654" calcext:value-type="float">
            <text:p>0.9082321598</text:p>
          </table:table-cell>
          <table:table-cell table:formula="of:=[.G6]/[.$A6]" office:value-type="float" office:value="0.947716604733893" calcext:value-type="float">
            <text:p>0.9477166047</text:p>
          </table:table-cell>
          <table:table-cell table:formula="of:=(1/[.F6]-1/[.$A6])/(1-1/[.$A6])" office:value-type="float" office:value="0.0505200345675406" calcext:value-type="float">
            <text:p>0.0505200346</text:p>
          </table:table-cell>
          <table:table-cell table:formula="of:=(1/[.G6]-1/[.$A6])/(1-1/[.$A6])" office:value-type="float" office:value="0.0275838763428587" calcext:value-type="float">
            <text:p>0.027583876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SQRT([.A7])*200)*10" office:value-type="float" office:value="4000" calcext:value-type="float">
            <text:p>4000</text:p>
          </table:table-cell>
          <table:table-cell table:formula="of:=ROUND(SQRT([.A7])*800)*10" office:value-type="float" office:value="16000" calcext:value-type="float">
            <text:p>16000</text:p>
          </table:table-cell>
          <table:table-cell office:value-type="float" office:value="1.075412" calcext:value-type="float">
            <text:p>1.075412</text:p>
          </table:table-cell>
          <table:table-cell office:value-type="float" office:value="16.985134" calcext:value-type="float">
            <text:p>16.985134</text:p>
          </table:table-cell>
          <table:table-cell table:formula="of:=[.$A7]*[.D$4]/[.D7]" office:value-type="float" office:value="3.66704481631226" calcext:value-type="float">
            <text:p>3.6670448163</text:p>
          </table:table-cell>
          <table:table-cell table:formula="of:=[.$A7]*[.E$4]/[.E7]" office:value-type="float" office:value="3.80989469968268" calcext:value-type="float">
            <text:p>3.8098946997</text:p>
          </table:table-cell>
          <table:table-cell table:formula="of:=[.F7]/[.$A7]" office:value-type="float" office:value="0.916761204078065" calcext:value-type="float">
            <text:p>0.9167612041</text:p>
          </table:table-cell>
          <table:table-cell table:formula="of:=[.G7]/[.$A7]" office:value-type="float" office:value="0.952473674920669" calcext:value-type="float">
            <text:p>0.9524736749</text:p>
          </table:table-cell>
          <table:table-cell table:formula="of:=(1/[.F7]-1/[.$A7])/(1-1/[.$A7])" office:value-type="float" office:value="0.0302655317261321" calcext:value-type="float">
            <text:p>0.0302655317</text:p>
          </table:table-cell>
          <table:table-cell table:formula="of:=(1/[.G7]-1/[.$A7])/(1-1/[.$A7])" office:value-type="float" office:value="0.0166325944505463" calcext:value-type="float">
            <text:p>0.016632594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SQRT([.A8])*200)*10" office:value-type="float" office:value="4470" calcext:value-type="float">
            <text:p>4470</text:p>
          </table:table-cell>
          <table:table-cell table:formula="of:=ROUND(SQRT([.A8])*800)*10" office:value-type="float" office:value="17890" calcext:value-type="float">
            <text:p>17890</text:p>
          </table:table-cell>
          <table:table-cell office:value-type="float" office:value="1.112049" calcext:value-type="float">
            <text:p>1.112049</text:p>
          </table:table-cell>
          <table:table-cell office:value-type="float" office:value="17.192146" calcext:value-type="float">
            <text:p>17.192146</text:p>
          </table:table-cell>
          <table:table-cell table:formula="of:=[.$A8]*[.D$4]/[.D8]" office:value-type="float" office:value="4.4327902817232" calcext:value-type="float">
            <text:p>4.4327902817</text:p>
          </table:table-cell>
          <table:table-cell table:formula="of:=[.$A8]*[.E$4]/[.E8]" office:value-type="float" office:value="4.7050243174994" calcext:value-type="float">
            <text:p>4.7050243175</text:p>
          </table:table-cell>
          <table:table-cell table:formula="of:=[.F8]/[.$A8]" office:value-type="float" office:value="0.88655805634464" calcext:value-type="float">
            <text:p>0.8865580563</text:p>
          </table:table-cell>
          <table:table-cell table:formula="of:=[.G8]/[.$A8]" office:value-type="float" office:value="0.941004863499879" calcext:value-type="float">
            <text:p>0.9410048635</text:p>
          </table:table-cell>
          <table:table-cell table:formula="of:=(1/[.F8]-1/[.$A8])/(1-1/[.$A8])" office:value-type="float" office:value="0.0319894289052801" calcext:value-type="float">
            <text:p>0.0319894289</text:p>
          </table:table-cell>
          <table:table-cell table:formula="of:=(1/[.G8]-1/[.$A8])/(1-1/[.$A8])" office:value-type="float" office:value="0.0156734409110012" calcext:value-type="float">
            <text:p>0.015673440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SQRT([.A9])*200)*10" office:value-type="float" office:value="4900" calcext:value-type="float">
            <text:p>4900</text:p>
          </table:table-cell>
          <table:table-cell table:formula="of:=ROUND(SQRT([.A9])*800)*10" office:value-type="float" office:value="19600" calcext:value-type="float">
            <text:p>19600</text:p>
          </table:table-cell>
          <table:table-cell office:value-type="float" office:value="1.109843" calcext:value-type="float">
            <text:p>1.109843</text:p>
          </table:table-cell>
          <table:table-cell office:value-type="float" office:value="17.273449" calcext:value-type="float">
            <text:p>17.273449</text:p>
          </table:table-cell>
          <table:table-cell table:formula="of:=[.$A9]*[.D$4]/[.D9]" office:value-type="float" office:value="5.32992143933872" calcext:value-type="float">
            <text:p>5.3299214393</text:p>
          </table:table-cell>
          <table:table-cell table:formula="of:=[.$A9]*[.E$4]/[.E9]" office:value-type="float" office:value="5.61945434290512" calcext:value-type="float">
            <text:p>5.6194543429</text:p>
          </table:table-cell>
          <table:table-cell table:formula="of:=[.F9]/[.$A9]" office:value-type="float" office:value="0.888320239889786" calcext:value-type="float">
            <text:p>0.8883202399</text:p>
          </table:table-cell>
          <table:table-cell table:formula="of:=[.G9]/[.$A9]" office:value-type="float" office:value="0.936575723817519" calcext:value-type="float">
            <text:p>0.9365757238</text:p>
          </table:table-cell>
          <table:table-cell table:formula="of:=(1/[.F9]-1/[.$A9])/(1-1/[.$A9])" office:value-type="float" office:value="0.0251440314191355" calcext:value-type="float">
            <text:p>0.0251440314</text:p>
          </table:table-cell>
          <table:table-cell table:formula="of:=(1/[.G9]-1/[.$A9])/(1-1/[.$A9])" office:value-type="float" office:value="0.0135438650756313" calcext:value-type="float">
            <text:p>0.013543865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SQRT([.A10])*200)*10" office:value-type="float" office:value="5290" calcext:value-type="float">
            <text:p>5290</text:p>
          </table:table-cell>
          <table:table-cell table:formula="of:=ROUND(SQRT([.A10])*800)*10" office:value-type="float" office:value="21170" calcext:value-type="float">
            <text:p>21170</text:p>
          </table:table-cell>
          <table:table-cell office:value-type="float" office:value="1.116877" calcext:value-type="float">
            <text:p>1.116877</text:p>
          </table:table-cell>
          <table:table-cell office:value-type="float" office:value="17.481506" calcext:value-type="float">
            <text:p>17.481506</text:p>
          </table:table-cell>
          <table:table-cell table:formula="of:=[.$A10]*[.D$4]/[.D10]" office:value-type="float" office:value="6.17907970170395" calcext:value-type="float">
            <text:p>6.1790797017</text:p>
          </table:table-cell>
          <table:table-cell table:formula="of:=[.$A10]*[.E$4]/[.E10]" office:value-type="float" office:value="6.47800315373287" calcext:value-type="float">
            <text:p>6.4780031537</text:p>
          </table:table-cell>
          <table:table-cell table:formula="of:=[.F10]/[.$A10]" office:value-type="float" office:value="0.882725671671992" calcext:value-type="float">
            <text:p>0.8827256717</text:p>
          </table:table-cell>
          <table:table-cell table:formula="of:=[.G10]/[.$A10]" office:value-type="float" office:value="0.925429021961838" calcext:value-type="float">
            <text:p>0.925429022</text:p>
          </table:table-cell>
          <table:table-cell table:formula="of:=(1/[.F10]-1/[.$A10])/(1-1/[.$A10])" office:value-type="float" office:value="0.0221424639786211" calcext:value-type="float">
            <text:p>0.022142464</text:p>
          </table:table-cell>
          <table:table-cell table:formula="of:=(1/[.G10]-1/[.$A10])/(1-1/[.$A10])" office:value-type="float" office:value="0.0134299833317808" calcext:value-type="float">
            <text:p>0.013429983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SQRT([.A11])*200)*10" office:value-type="float" office:value="5660" calcext:value-type="float">
            <text:p>5660</text:p>
          </table:table-cell>
          <table:table-cell table:formula="of:=ROUND(SQRT([.A11])*800)*10" office:value-type="float" office:value="22630" calcext:value-type="float">
            <text:p>22630</text:p>
          </table:table-cell>
          <table:table-cell office:value-type="float" office:value="1.181579" calcext:value-type="float">
            <text:p>1.181579</text:p>
          </table:table-cell>
          <table:table-cell office:value-type="float" office:value="17.371564" calcext:value-type="float">
            <text:p>17.371564</text:p>
          </table:table-cell>
          <table:table-cell table:formula="of:=[.$A11]*[.D$4]/[.D11]" office:value-type="float" office:value="6.67510847772345" calcext:value-type="float">
            <text:p>6.6751084777</text:p>
          </table:table-cell>
          <table:table-cell table:formula="of:=[.$A11]*[.E$4]/[.E11]" office:value-type="float" office:value="7.4502873776938" calcext:value-type="float">
            <text:p>7.4502873777</text:p>
          </table:table-cell>
          <table:table-cell table:formula="of:=[.F11]/[.$A11]" office:value-type="float" office:value="0.834388559715432" calcext:value-type="float">
            <text:p>0.8343885597</text:p>
          </table:table-cell>
          <table:table-cell table:formula="of:=[.G11]/[.$A11]" office:value-type="float" office:value="0.931285922211725" calcext:value-type="float">
            <text:p>0.9312859222</text:p>
          </table:table-cell>
          <table:table-cell table:formula="of:=(1/[.F11]-1/[.$A11])/(1-1/[.$A11])" office:value-type="float" office:value="0.0283546279584401" calcext:value-type="float">
            <text:p>0.028354628</text:p>
          </table:table-cell>
          <table:table-cell table:formula="of:=(1/[.G11]-1/[.$A11])/(1-1/[.$A11])" office:value-type="float" office:value="0.0105405832867994" calcext:value-type="float">
            <text:p>0.0105405833</text:p>
          </table:table-cell>
          <table:table-cell table:number-columns-repeated="3"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985896" calcext:value-type="float">
            <text:p>0.985896</text:p>
          </table:table-cell>
          <table:table-cell office:value-type="float" office:value="16.177893" calcext:value-type="float">
            <text:p>16.17789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.066818" calcext:value-type="float">
            <text:p>1.066818</text:p>
          </table:table-cell>
          <table:table-cell office:value-type="float" office:value="16.368433" calcext:value-type="float">
            <text:p>16.368433</text:p>
          </table:table-cell>
          <table:table-cell office:value-type="float" office:value="2" calcext:value-type="float">
            <text:p>2</text:p>
          </table:table-cell>
          <table:table-cell office:value-type="float" office:value="1.84829277346277" calcext:value-type="float">
            <text:p>1.8482927735</text:p>
          </table:table-cell>
          <table:table-cell office:value-type="float" office:value="1.97671860220218" calcext:value-type="float">
            <text:p>1.9767186022</text:p>
          </table:table-cell>
          <table:table-cell office:value-type="float" office:value="2" calcext:value-type="float">
            <text:p>2</text:p>
          </table:table-cell>
          <table:table-cell office:value-type="float" office:value="0.924146386731382" calcext:value-type="float">
            <text:p>0.9241463867</text:p>
          </table:table-cell>
          <table:table-cell office:value-type="float" office:value="0.988359301101089" calcext:value-type="float">
            <text:p>0.9883593011</text:p>
          </table:table-cell>
          <table:table-cell office:value-type="float" office:value="2" calcext:value-type="float">
            <text:p>2</text:p>
          </table:table-cell>
          <table:table-cell office:value-type="float" office:value="0.0820796514033935" calcext:value-type="float">
            <text:p>0.0820796514</text:p>
          </table:table-cell>
          <table:table-cell office:value-type="float" office:value="0.0117778007309111" calcext:value-type="float">
            <text:p>0.0117778007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085511" calcext:value-type="float">
            <text:p>1.085511</text:p>
          </table:table-cell>
          <table:table-cell office:value-type="float" office:value="17.070391" calcext:value-type="float">
            <text:p>17.070391</text:p>
          </table:table-cell>
          <table:table-cell office:value-type="float" office:value="3" calcext:value-type="float">
            <text:p>3</text:p>
          </table:table-cell>
          <table:table-cell office:value-type="float" office:value="2.72469647935396" calcext:value-type="float">
            <text:p>2.7246964794</text:p>
          </table:table-cell>
          <table:table-cell office:value-type="float" office:value="2.84314981420168" calcext:value-type="float">
            <text:p>2.8431498142</text:p>
          </table:table-cell>
          <table:table-cell office:value-type="float" office:value="3" calcext:value-type="float">
            <text:p>3</text:p>
          </table:table-cell>
          <table:table-cell office:value-type="float" office:value="0.908232159784654" calcext:value-type="float">
            <text:p>0.9082321598</text:p>
          </table:table-cell>
          <table:table-cell office:value-type="float" office:value="0.947716604733893" calcext:value-type="float">
            <text:p>0.9477166047</text:p>
          </table:table-cell>
          <table:table-cell office:value-type="float" office:value="3" calcext:value-type="float">
            <text:p>3</text:p>
          </table:table-cell>
          <table:table-cell office:value-type="float" office:value="0.0505200345675406" calcext:value-type="float">
            <text:p>0.0505200346</text:p>
          </table:table-cell>
          <table:table-cell office:value-type="float" office:value="0.0275838763428587" calcext:value-type="float">
            <text:p>0.0275838763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.075412" calcext:value-type="float">
            <text:p>1.075412</text:p>
          </table:table-cell>
          <table:table-cell office:value-type="float" office:value="16.985134" calcext:value-type="float">
            <text:p>16.985134</text:p>
          </table:table-cell>
          <table:table-cell office:value-type="float" office:value="4" calcext:value-type="float">
            <text:p>4</text:p>
          </table:table-cell>
          <table:table-cell office:value-type="float" office:value="3.66704481631226" calcext:value-type="float">
            <text:p>3.6670448163</text:p>
          </table:table-cell>
          <table:table-cell office:value-type="float" office:value="3.80989469968268" calcext:value-type="float">
            <text:p>3.8098946997</text:p>
          </table:table-cell>
          <table:table-cell office:value-type="float" office:value="4" calcext:value-type="float">
            <text:p>4</text:p>
          </table:table-cell>
          <table:table-cell office:value-type="float" office:value="0.916761204078065" calcext:value-type="float">
            <text:p>0.9167612041</text:p>
          </table:table-cell>
          <table:table-cell office:value-type="float" office:value="0.952473674920669" calcext:value-type="float">
            <text:p>0.9524736749</text:p>
          </table:table-cell>
          <table:table-cell office:value-type="float" office:value="4" calcext:value-type="float">
            <text:p>4</text:p>
          </table:table-cell>
          <table:table-cell office:value-type="float" office:value="0.0302655317261321" calcext:value-type="float">
            <text:p>0.0302655317</text:p>
          </table:table-cell>
          <table:table-cell office:value-type="float" office:value="0.0166325944505463" calcext:value-type="float">
            <text:p>0.016632594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112049" calcext:value-type="float">
            <text:p>1.112049</text:p>
          </table:table-cell>
          <table:table-cell office:value-type="float" office:value="17.192146" calcext:value-type="float">
            <text:p>17.192146</text:p>
          </table:table-cell>
          <table:table-cell office:value-type="float" office:value="5" calcext:value-type="float">
            <text:p>5</text:p>
          </table:table-cell>
          <table:table-cell office:value-type="float" office:value="4.4327902817232" calcext:value-type="float">
            <text:p>4.4327902817</text:p>
          </table:table-cell>
          <table:table-cell office:value-type="float" office:value="4.7050243174994" calcext:value-type="float">
            <text:p>4.7050243175</text:p>
          </table:table-cell>
          <table:table-cell office:value-type="float" office:value="5" calcext:value-type="float">
            <text:p>5</text:p>
          </table:table-cell>
          <table:table-cell office:value-type="float" office:value="0.88655805634464" calcext:value-type="float">
            <text:p>0.8865580563</text:p>
          </table:table-cell>
          <table:table-cell office:value-type="float" office:value="0.941004863499879" calcext:value-type="float">
            <text:p>0.9410048635</text:p>
          </table:table-cell>
          <table:table-cell office:value-type="float" office:value="5" calcext:value-type="float">
            <text:p>5</text:p>
          </table:table-cell>
          <table:table-cell office:value-type="float" office:value="0.0319894289052801" calcext:value-type="float">
            <text:p>0.0319894289</text:p>
          </table:table-cell>
          <table:table-cell office:value-type="float" office:value="0.0156734409110012" calcext:value-type="float">
            <text:p>0.0156734409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.109843" calcext:value-type="float">
            <text:p>1.109843</text:p>
          </table:table-cell>
          <table:table-cell office:value-type="float" office:value="17.273449" calcext:value-type="float">
            <text:p>17.273449</text:p>
          </table:table-cell>
          <table:table-cell office:value-type="float" office:value="6" calcext:value-type="float">
            <text:p>6</text:p>
          </table:table-cell>
          <table:table-cell office:value-type="float" office:value="5.32992143933872" calcext:value-type="float">
            <text:p>5.3299214393</text:p>
          </table:table-cell>
          <table:table-cell office:value-type="float" office:value="5.61945434290512" calcext:value-type="float">
            <text:p>5.6194543429</text:p>
          </table:table-cell>
          <table:table-cell office:value-type="float" office:value="6" calcext:value-type="float">
            <text:p>6</text:p>
          </table:table-cell>
          <table:table-cell office:value-type="float" office:value="0.888320239889786" calcext:value-type="float">
            <text:p>0.8883202399</text:p>
          </table:table-cell>
          <table:table-cell office:value-type="float" office:value="0.936575723817519" calcext:value-type="float">
            <text:p>0.9365757238</text:p>
          </table:table-cell>
          <table:table-cell office:value-type="float" office:value="6" calcext:value-type="float">
            <text:p>6</text:p>
          </table:table-cell>
          <table:table-cell office:value-type="float" office:value="0.0251440314191355" calcext:value-type="float">
            <text:p>0.0251440314</text:p>
          </table:table-cell>
          <table:table-cell office:value-type="float" office:value="0.0135438650756313" calcext:value-type="float">
            <text:p>0.0135438651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.116877" calcext:value-type="float">
            <text:p>1.116877</text:p>
          </table:table-cell>
          <table:table-cell office:value-type="float" office:value="17.481506" calcext:value-type="float">
            <text:p>17.481506</text:p>
          </table:table-cell>
          <table:table-cell office:value-type="float" office:value="7" calcext:value-type="float">
            <text:p>7</text:p>
          </table:table-cell>
          <table:table-cell office:value-type="float" office:value="6.17907970170395" calcext:value-type="float">
            <text:p>6.1790797017</text:p>
          </table:table-cell>
          <table:table-cell office:value-type="float" office:value="6.47800315373287" calcext:value-type="float">
            <text:p>6.4780031537</text:p>
          </table:table-cell>
          <table:table-cell office:value-type="float" office:value="7" calcext:value-type="float">
            <text:p>7</text:p>
          </table:table-cell>
          <table:table-cell office:value-type="float" office:value="0.882725671671992" calcext:value-type="float">
            <text:p>0.8827256717</text:p>
          </table:table-cell>
          <table:table-cell office:value-type="float" office:value="0.925429021961838" calcext:value-type="float">
            <text:p>0.925429022</text:p>
          </table:table-cell>
          <table:table-cell office:value-type="float" office:value="7" calcext:value-type="float">
            <text:p>7</text:p>
          </table:table-cell>
          <table:table-cell office:value-type="float" office:value="0.0221424639786211" calcext:value-type="float">
            <text:p>0.022142464</text:p>
          </table:table-cell>
          <table:table-cell office:value-type="float" office:value="0.0134299833317808" calcext:value-type="float">
            <text:p>0.0134299833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.181579" calcext:value-type="float">
            <text:p>1.181579</text:p>
          </table:table-cell>
          <table:table-cell office:value-type="float" office:value="17.371564" calcext:value-type="float">
            <text:p>17.371564</text:p>
          </table:table-cell>
          <table:table-cell office:value-type="float" office:value="8" calcext:value-type="float">
            <text:p>8</text:p>
          </table:table-cell>
          <table:table-cell office:value-type="float" office:value="6.67510847772345" calcext:value-type="float">
            <text:p>6.6751084777</text:p>
          </table:table-cell>
          <table:table-cell office:value-type="float" office:value="7.4502873776938" calcext:value-type="float">
            <text:p>7.4502873777</text:p>
          </table:table-cell>
          <table:table-cell office:value-type="float" office:value="8" calcext:value-type="float">
            <text:p>8</text:p>
          </table:table-cell>
          <table:table-cell office:value-type="float" office:value="0.834388559715432" calcext:value-type="float">
            <text:p>0.8343885597</text:p>
          </table:table-cell>
          <table:table-cell office:value-type="float" office:value="0.931285922211725" calcext:value-type="float">
            <text:p>0.9312859222</text:p>
          </table:table-cell>
          <table:table-cell office:value-type="float" office:value="8" calcext:value-type="float">
            <text:p>8</text:p>
          </table:table-cell>
          <table:table-cell office:value-type="float" office:value="0.0283546279584401" calcext:value-type="float">
            <text:p>0.028354628</text:p>
          </table:table-cell>
          <table:table-cell office:value-type="float" office:value="0.0105405832867994" calcext:value-type="float">
            <text:p>0.01054058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20:12:04.281547452</meta:creation-date>
    <dc:date>2014-11-11T21:12:14.671839352</dc:date>
    <meta:editing-duration>PT14M49S</meta:editing-duration>
    <meta:editing-cycles>1</meta:editing-cycles>
    <meta:generator>LibreOffice/4.2.7.2$Linux_X86_64 LibreOffice_project/420m0$Build-2</meta:generator>
    <meta:document-statistic meta:table-count="1" meta:cell-count="2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35cm" svg:y="0.316cm" chart:style-name="ch2">
          <text:p>Sequential part</text:p>
        </chart:title>
        <chart:legend chart:legend-position="end" svg:x="13.915cm" svg:y="3.952cm" style:legend-expansion="high" chart:style-name="ch3"/>
        <chart:plot-area chart:style-name="ch4" table:cell-range-address="Sheet1.L21:Sheet1.N28" chart:data-source-has-labels="both" svg:x="0.32cm" svg:y="1.301cm" svg:width="13.275cm" svg:height="6.538cm">
          <chartooo:coordinate-region svg:x="1.232cm" svg:y="1.5cm" svg:width="12.269cm" svg:height="5.692cm"/>
          <chart:axis chart:dimension="x" chart:name="primary-x" chart:style-name="ch5" chartooo:axis-type="auto">
            <chartooo:date-scale/>
            <chart:title svg:x="5.683cm" svg:y="8.019cm" chart:style-name="ch6">
              <text:p>number of nodes</text:p>
            </chart:title>
            <chart:categories table:cell-range-address="Sheet1.L22:Sheet1.L28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M22:Sheet1.M28" chart:label-cell-address="Sheet1.M21:Sheet1.M21" chart:class="chart:line">
            <chart:data-point chart:repeated="7"/>
          </chart:series>
          <chart:series chart:style-name="ch9" chart:values-cell-range-address="Sheet1.N22:Sheet1.N28" chart:label-cell-address="Sheet1.N21:Sheet1.N2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0</text:p>
                <draw:g>
                  <svg:desc>Sheet1.M21:Sheet1.M21</svg:desc>
                </draw:g>
              </table:table-cell>
              <table:table-cell office:value-type="string">
                <text:p>8000</text:p>
                <draw:g>
                  <svg:desc>Sheet1.N21:Sheet1.N2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L22:Sheet1.L28</svg:desc>
                </draw:g>
              </table:table-cell>
              <table:table-cell office:value-type="float" office:value="0.0820796514033935">
                <text:p>0.0820796514033935</text:p>
                <draw:g>
                  <svg:desc>Sheet1.M22:Sheet1.M28</svg:desc>
                </draw:g>
              </table:table-cell>
              <table:table-cell office:value-type="float" office:value="0.0117778007309111">
                <text:p>0.0117778007309111</text:p>
                <draw:g>
                  <svg:desc>Sheet1.N22:Sheet1.N2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505200345675406">
                <text:p>0.0505200345675406</text:p>
              </table:table-cell>
              <table:table-cell office:value-type="float" office:value="0.0275838763428587">
                <text:p>0.027583876342858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302655317261321">
                <text:p>0.0302655317261321</text:p>
              </table:table-cell>
              <table:table-cell office:value-type="float" office:value="0.0166325944505463">
                <text:p>0.016632594450546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19894289052801">
                <text:p>0.0319894289052801</text:p>
              </table:table-cell>
              <table:table-cell office:value-type="float" office:value="0.0156734409110012">
                <text:p>0.01567344091100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251440314191355">
                <text:p>0.0251440314191355</text:p>
              </table:table-cell>
              <table:table-cell office:value-type="float" office:value="0.0135438650756313">
                <text:p>0.013543865075631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221424639786211">
                <text:p>0.0221424639786211</text:p>
              </table:table-cell>
              <table:table-cell office:value-type="float" office:value="0.0134299833317808">
                <text:p>0.013429983331780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283546279584401">
                <text:p>0.0283546279584401</text:p>
              </table:table-cell>
              <table:table-cell office:value-type="float" office:value="0.0105405832867994">
                <text:p>0.01054058328679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